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draw:rect draw:style-name="gr1" draw:text-style-name="P2" draw:layer="layout" svg:width="3.81cm" svg:height="2.032cm" svg:x="10.414cm" svg:y="1.778cm">
          <text:p text:style-name="P2"><text:span text:style-name="T1">Epic</text:span></text:p>
          <text:p text:style-name="P2">Browse</text:p>
        </draw:rect>
        <draw:rect draw:style-name="gr1" draw:text-style-name="P2" draw:layer="layout" svg:width="3.81cm" svg:height="1.27cm" svg:x="10.414cm" svg:y="5.588cm">
          <text:p text:style-name="P2">Sort by deals</text:p>
        </draw:rect>
        <draw:rect draw:style-name="gr1" draw:text-style-name="P2" draw:layer="layout" svg:width="3.556cm" svg:height="2.032cm" svg:x="16.002cm" svg:y="1.778cm">
          <text:p text:style-name="P2"><text:span text:style-name="T1">Epic</text:span></text:p>
          <text:p text:style-name="P2">Order</text:p>
        </draw:rect>
        <draw:rect draw:style-name="gr1" draw:text-style-name="P2" draw:layer="layout" svg:width="3.81cm" svg:height="2.286cm" svg:x="10.414cm" svg:y="7.874cm">
          <text:p text:style-name="P2">Sort by </text:p>
          <text:p text:style-name="P2">destination</text:p>
        </draw:rect>
        <draw:rect draw:style-name="gr1" draw:text-style-name="P2" draw:layer="layout" svg:width="3.81cm" svg:height="1.524cm" svg:x="10.414cm" svg:y="11.176cm">
          <text:p text:style-name="P2">Filter by</text:p>
          <text:p text:style-name="P2">preference</text:p>
        </draw:rect>
        <draw:rect draw:style-name="gr1" draw:text-style-name="P2" draw:layer="layout" svg:width="3.556cm" svg:height="1.524cm" svg:x="16.002cm" svg:y="5.334cm">
          <text:p text:style-name="P2">User</text:p>
          <text:p text:style-name="P2">registration</text:p>
        </draw:rect>
        <draw:rect draw:style-name="gr1" draw:text-style-name="P2" draw:layer="layout" svg:width="3.556cm" svg:height="1.182cm" svg:x="16.002cm" svg:y="7.962cm">
          <text:p text:style-name="P2">User login</text:p>
        </draw:rect>
        <draw:rect draw:style-name="gr1" draw:text-style-name="P2" draw:layer="layout" svg:width="3.556cm" svg:height="1.524cm" svg:x="16.002cm" svg:y="9.906cm">
          <text:p text:style-name="P2">User</text:p>
          <text:p text:style-name="P2">information</text:p>
        </draw:rect>
        <draw:rect draw:style-name="gr1" draw:text-style-name="P2" draw:layer="layout" svg:width="3.556cm" svg:height="1.524cm" svg:x="16.002cm" svg:y="12.446cm">
          <text:p text:style-name="P2">User</text:p>
          <text:p text:style-name="P2">bookings</text:p>
        </draw:rect>
        <draw:rect draw:style-name="gr1" draw:text-style-name="P2" draw:layer="layout" svg:width="3.302cm" svg:height="2.032cm" svg:x="22.098cm" svg:y="1.778cm">
          <text:p text:style-name="P2"><text:span text:style-name="T1">Epic</text:span></text:p>
          <text:p text:style-name="P2">Home</text:p>
          <text:p text:style-name="P2">Page</text:p>
        </draw:rect>
        <draw:rect draw:style-name="gr1" draw:text-style-name="P2" draw:layer="layout" svg:width="3.302cm" svg:height="1.778cm" svg:x="22.098cm" svg:y="5.08cm">
          <text:p text:style-name="P2">Special</text:p>
          <text:p text:style-name="P2">offers</text:p>
        </draw:rect>
        <draw:rect draw:style-name="gr1" draw:text-style-name="P2" draw:layer="layout" svg:width="3.302cm" svg:height="1.524cm" svg:x="22.098cm" svg:y="8.128cm">
          <text:p text:style-name="P2">Booking</text:p>
          <text:p text:style-name="P2">search bar</text:p>
        </draw:rect>
        <draw:line draw:style-name="gr2" draw:text-style-name="P2" draw:layer="layout" svg:x1="1.4cm" svg:y1="4.343cm" svg:x2="26.599cm" svg:y2="4.343cm">
          <text:p/>
        </draw:line>
        <draw:rect draw:style-name="gr1" draw:text-style-name="P2" draw:layer="layout" svg:width="4.064cm" svg:height="2.032cm" svg:x="2.032cm" svg:y="2.032cm">
          <text:p text:style-name="P2">Epics</text:p>
        </draw:rect>
        <draw:line draw:style-name="gr3" draw:text-style-name="P2" draw:layer="layout" svg:x1="6.858cm" svg:y1="3.048cm" svg:x2="8.636cm" svg:y2="3.048cm">
          <text:p/>
        </draw:line>
        <draw:rect draw:style-name="gr1" draw:text-style-name="P2" draw:layer="layout" svg:width="4.064cm" svg:height="2.54cm" svg:x="2.286cm" svg:y="6.858cm">
          <text:p text:style-name="P2">Activities</text:p>
        </draw:rect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ry Fishback</meta:initial-creator>
    <meta:creation-date>2021-03-24T11:21:41.92</meta:creation-date>
    <meta:editing-duration>PT29M44S</meta:editing-duration>
    <meta:editing-cycles>3</meta:editing-cycles>
    <dc:date>2021-03-24T12:55:04.13</dc:date>
    <dc:creator>Gary Fishback</dc:creator>
    <meta:generator>OpenOffice/4.1.7$Win32 OpenOffice.org_project/417m1$Build-9800</meta:generator>
    <meta:document-statistic meta:object-count="41"/>
  </office:meta>
</office:document-meta>
</file>